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49" table:default-cell-style-name="Default"/>
        <table:table-row table:style-name="ro2">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table:table-cell office:value-type="string">
            <text:p>11 – 3.2 sum</text:p>
          </table:table-cell>
        </table:table-row>
        <table:table-row table:style-name="ro2">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style-name="ce5" office:value-type="date" office:date-value="2012-01-04">
            <text:p>01/04/12</text:p>
          </table:table-cell>
          <table:table-cell table:style-name="ce5" office:value-type="date" office:date-value="2012-03-18">
            <text:p>03/18/12</text:p>
          </table:table-cell>
          <table:table-cell table:style-name="ce5" office:value-type="date" office:date-value="2012-05-20">
            <text:p>05/20/12</text:p>
          </table:table-cell>
          <table:table-cell table:style-name="ce5" office:value-type="date" office:date-value="2012-07-21">
            <text:p>07/21/12</text:p>
          </table:table-cell>
          <table:table-cell table:style-name="ce5" office:value-type="date" office:date-value="2012-09-30">
            <text:p>09/30/12</text:p>
          </table:table-cell>
          <table:table-cell table:style-name="ce5" office:value-type="date" office:date-value="2012-12-10">
            <text:p>12/10/12</text:p>
          </table:table-cell>
          <table:table-cell table:style-name="ce5" office:value-type="date" office:date-value="2013-02-18">
            <text:p>02/18/13</text:p>
          </table:table-cell>
          <table:table-cell table:number-columns-repeated="11"/>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table-cell table:formula="of:=SUM([.M3:.AR3])" office:value-type="float" office:value="2581">
            <text:p>2581</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table-cell table:formula="of:=SUM([.M4:.AR4])/SUM([.M3:.AR3])/24" office:value-type="float" office:value="4.29659046881054">
            <text:p>4.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table:number-columns-repeated="11"/>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table-cell table:formula="of:=[.AN6]-[.S6]" office:value-type="float" office:value="6618628">
            <text:p>6618628</text:p>
          </table:table-cell>
        </table:table-row>
        <table:table-row table:style-name="ro2">
          <table:table-cell table:number-columns-repeated="61"/>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table:number-columns-repeated="11"/>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table:number-columns-repeated="11"/>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table:number-columns-repeated="11"/>
        </table:table-row>
        <table:table-row table:style-name="ro2">
          <table:table-cell table:number-columns-repeated="61"/>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6">
            <text:p>246</text:p>
          </table:table-cell>
          <table:table-cell office:value-type="float" office:value="239">
            <text:p>239</text:p>
          </table:table-cell>
          <table:table-cell office:value-type="float" office:value="236">
            <text:p>236</text:p>
          </table:table-cell>
          <table:table-cell office:value-type="float" office:value="212">
            <text:p>212</text:p>
          </table:table-cell>
          <table:table-cell office:value-type="float" office:value="213">
            <text:p>213</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2"/>
        </table:table-row>
        <table:table-row table:style-name="ro2" table:number-rows-repeated="2">
          <table:table-cell table:number-columns-repeated="61"/>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table-cell table:formula="of:=SUM([.S4:.AN4])/SUM([.S3:.AN3])" office:value-type="float" office:value="109.147074904319">
            <text:p>109.1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table-cell table:formula="of:=[.AZ16]/24" office:value-type="float" office:value="5.50927010148322">
            <text:p>5.51</text:p>
          </table:table-cell>
          <table:table-cell table:formula="of:=[.BA16]/24" office:value-type="float" office:value="3.92725950172759">
            <text:p>3.93</text:p>
          </table:table-cell>
          <table:table-cell table:formula="of:=[.BB16]/24" office:value-type="float" office:value="5.77600541376643">
            <text:p>5.78</text:p>
          </table:table-cell>
          <table:table-cell table:formula="of:=[.BC16]/24" office:value-type="float" office:value="5.4416295471418">
            <text:p>5.44</text:p>
          </table:table-cell>
          <table:table-cell table:formula="of:=[.BD16]/24" office:value-type="float" office:value="5.63979526551504">
            <text:p>5.64</text:p>
          </table:table-cell>
          <table:table-cell table:formula="of:=[.BE16]/24" office:value-type="float" office:value="6.03142076502732">
            <text:p>6.03</text:p>
          </table:table-cell>
          <table:table-cell table:formula="of:=[.BF16]/24" office:value-type="float" office:value="6.64400584795322">
            <text:p>6.64</text:p>
          </table:table-cell>
          <table:table-cell table:formula="of:=[.BG16]/24" office:value-type="float" office:value="6.98405044510386">
            <text:p>6.98</text:p>
          </table:table-cell>
          <table:table-cell/>
          <table:table-cell table:formula="of:=[.BI16]/24" office:value-type="float" office:value="4.54779478767997">
            <text:p>4.55</text:p>
          </table:table-cell>
        </table:table-row>
        <table:table-row table:style-name="ro2">
          <table:table-cell table:number-columns-repeated="61"/>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number-columns-repeated="11"/>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number-columns-repeated="11"/>
        </table:table-row>
        <table:table-row table:style-name="ro2">
          <table:table-cell table:number-columns-repeated="61"/>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table-cell table:formula="of:=SUM([.S8:.AN8])/SUM([.S3:.AN3])" office:value-type="float" office:value="8013.27665390924">
            <text:p>8013.28</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table-cell table:formula="of:=SUM([.S9:.AN9])/SUM([.S3:.AN3])" office:value-type="float" office:value="4336.30508474576">
            <text:p>4336.31</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table-cell table:formula="of:=SUM([.S10:.AN10])/SUM([.S3:.AN3])" office:value-type="float" office:value="1826.83761618371">
            <text:p>1826.84</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table-cell table:formula="of:=[.AZ22]/24" office:value-type="float" office:value="483.045277127244">
            <text:p>483.05</text:p>
          </table:table-cell>
          <table:table-cell table:formula="of:=[.BA22]/24" office:value-type="float" office:value="289.404482633206">
            <text:p>289.4</text:p>
          </table:table-cell>
          <table:table-cell table:formula="of:=[.BB22]/24" office:value-type="float" office:value="411.731728538283">
            <text:p>411.73</text:p>
          </table:table-cell>
          <table:table-cell table:formula="of:=[.BC22]/24" office:value-type="float" office:value="401.008723088344">
            <text:p>401.01</text:p>
          </table:table-cell>
          <table:table-cell table:formula="of:=[.BD22]/24" office:value-type="float" office:value="512.748866213152">
            <text:p>512.75</text:p>
          </table:table-cell>
          <table:table-cell table:formula="of:=[.BE22]/24" office:value-type="float" office:value="443.019922586521">
            <text:p>443.02</text:p>
          </table:table-cell>
          <table:table-cell table:formula="of:=[.BF22]/24" office:value-type="float" office:value="447.491593567251">
            <text:p>447.49</text:p>
          </table:table-cell>
          <table:table-cell table:formula="of:=[.BG22]/24" office:value-type="float" office:value="438.295004945598">
            <text:p>438.3</text:p>
          </table:table-cell>
          <table:table-cell/>
          <table:table-cell table:formula="of:=[.BI22]/24" office:value-type="float" office:value="333.886527246218">
            <text:p>333.89</text:p>
          </table:table-cell>
        </table:table-row>
        <table:table-row table:style-name="ro2" table:number-rows-repeated="1048550">
          <table:table-cell table:number-columns-repeated="61"/>
        </table:table-row>
        <table:table-row table:style-name="ro2">
          <table:table-cell table:number-columns-repeated="61"/>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1">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1">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1">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1">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1">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1">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1">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1">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1">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1">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1">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1">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1">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1">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1">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1">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1">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1">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1">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1">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1">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1">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1">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1">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7">00/00/0000</text:date>, <text:time style:data-style-name="N2" text:time-value="0000-00-00T10:37: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0</meta:editing-cycles>
    <meta:editing-duration>P1DT21H24M23S</meta:editing-duration>
    <dc:date>2013-02-27T11:26:08</dc:date>
    <dc:creator>Greg KH</dc:creator>
    <meta:document-statistic meta:table-count="35" meta:cell-count="4204" meta:object-count="0"/>
    <meta:user-defined meta:name="Info 1"/>
    <meta:user-defined meta:name="Info 2"/>
    <meta:user-defined meta:name="Info 3"/>
    <meta:user-defined meta:name="Info 4"/>
  </office:meta>
</office:document-meta>
</file>